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 style:font-adornments="Regular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Courier New1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S_20_-_20_Heading_20_1" text:outline-level="1">Goal/Objective:</text:h>
      <text:p text:style-name="Standard"/>
      <text:h text:style-name="PS_20_-_20_Heading_20_1" text:outline-level="1">Given/Draw:</text:h>
      <text:p text:style-name="Standard"/>
      <text:h text:style-name="PS_20_-_20_Heading_20_1" text:outline-level="1">Assume:</text:h>
      <text:p text:style-name="Standard"/>
      <text:h text:style-name="PS_20_-_20_Heading_20_1" text:outline-level="1">Equations:</text:h>
      <text:p text:style-name="Standard"/>
      <text:h text:style-name="PS_20_-_20_Heading_20_1" text:outline-level="1">Solve: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 style:font-adornments="Regular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/>
      <style:text-properties style:font-name="Courier New" fo:font-size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S_20_-_20_Heading_20_1" style:display-name="PS - Heading 1" style:family="paragraph" style:parent-style-name="Standard" style:default-outline-level="1" style:list-style-name="" style:class="text">
      <style:text-properties style:font-name="Arial1" fo:font-size="12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S_20_-_20_Heading_20_2" style:display-name="PS - Heading 2" style:family="paragraph" style:parent-style-name="Standard" style:default-outline-level="2" style:list-style-name="" style:class="text">
      <style:text-properties style:font-name="Arial2" fo:font-size="10.5pt" fo:font-style="italic" fo:font-weight="bold"/>
    </style:style>
    <style:style style:name="PS_20_-_20_Heading_20_3" style:display-name="PS - Heading 3" style:family="paragraph" style:parent-style-name="Standard" style:default-outline-level="3" style:list-style-name="" style:class="text">
      <style:text-properties style:font-name="Arial3" fo:font-size="10.5pt" fo:font-style="italic" style:text-underline-style="solid" style:text-underline-width="auto" style:text-underline-color="font-color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in" style:rel-column-width="7570*"/>
    </style:style>
    <style:style style:name="Table1.B" style:family="table-column">
      <style:table-column-properties style:column-width="5.325in" style:rel-column-width="50393*"/>
    </style:style>
    <style:style style:name="Table1.C" style:family="table-column">
      <style:table-column-properties style:column-width="0.8in" style:rel-column-width="7572*"/>
    </style:style>
    <style:style style:name="Table1.A1" style:family="table-cell">
      <style:table-cell-properties fo:padding="0.0382in" fo:border-left="none" fo:border-right="none" fo:border-top="none" fo:border-bottom="0.0139in solid #000000"/>
    </style:style>
    <style:style style:name="MP1" style:family="paragraph" style:parent-style-name="Table_20_Contents">
      <style:text-properties style:font-name="Arial"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&lt;DATE&gt;</text:p>
            </table:table-cell>
            <table:table-cell table:style-name="Table1.A1" office:value-type="string">
              <text:p text:style-name="MP2">&lt;TITLE&gt;</text:p>
            </table:table-cell>
            <table:table-cell table:style-name="Table1.A1" office:value-type="string">
              <text:p text:style-name="MP1"><text:page-number text:select-page="current">1</text:page-number>/<text:page-count>1</text:page-coun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stin Stout</meta:initial-creator>
    <meta:creation-date>2017-06-28T18:54:12</meta:creation-date>
    <meta:printed-by>J. Justin Stout</meta:printed-by>
    <meta:print-date>2017-07-13T09:13:31</meta:print-date>
    <dc:date>2017-09-07T11:52:10</dc:date>
    <dc:creator>J. Justin Stout</dc:creator>
    <meta:editing-duration>PT4H5M50S</meta:editing-duration>
    <meta:editing-cycles>42</meta:editing-cycles>
    <meta:generator>OpenOffice/4.1.0$Unix OpenOffice.org_project/410m18$Build-9764</meta:generator>
    <meta:document-statistic meta:table-count="1" meta:image-count="0" meta:object-count="0" meta:page-count="1" meta:paragraph-count="8" meta:word-count="8" meta:character-count="65"/>
  </office:meta>
</office:document-meta>
</file>